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Liberation Serif" fo:font-size="12pt" officeooo:rsid="0033521c" officeooo:paragraph-rsid="0033521c" style:font-size-asian="12pt" style:font-size-complex="12pt"/>
    </style:style>
    <style:style style:name="P2" style:family="paragraph" style:parent-style-name="Text_20_body">
      <style:text-properties fo:color="#000000" style:font-name="Liberation Serif" fo:font-size="12pt" officeooo:rsid="003bf9ea" officeooo:paragraph-rsid="003bf9ea" style:font-size-asian="12pt" style:font-size-complex="12pt"/>
    </style:style>
    <style:style style:name="P3" style:family="paragraph" style:parent-style-name="Text_20_body">
      <style:text-properties fo:color="#000000" style:font-name="Liberation Serif" fo:font-size="12pt" officeooo:rsid="003bf9ea" officeooo:paragraph-rsid="003da878" fo:background-color="transparent" style:font-size-asian="12pt" style:font-size-complex="12pt"/>
    </style:style>
    <style:style style:name="P4" style:family="paragraph" style:parent-style-name="Text_20_body">
      <style:text-properties fo:color="#000000" style:font-name="Liberation Serif" fo:font-size="12pt" officeooo:rsid="003bf9ea" officeooo:paragraph-rsid="003f6a4e" fo:background-color="transparent" style:font-size-asian="12pt" style:font-size-complex="12pt"/>
    </style:style>
    <style:style style:name="P5" style:family="paragraph" style:parent-style-name="Text_20_body">
      <style:text-properties fo:color="#000000" style:font-name="Liberation Serif" fo:font-size="12pt" officeooo:rsid="003f6a4e" officeooo:paragraph-rsid="003f6a4e" fo:background-color="transparent" style:font-size-asian="12pt" style:font-size-complex="12pt"/>
    </style:style>
    <style:style style:name="P6" style:family="paragraph" style:parent-style-name="Text_20_body">
      <style:text-properties fo:color="#000000" style:font-name="Liberation Serif" fo:font-size="12pt" officeooo:rsid="0040d10f" officeooo:paragraph-rsid="0040d10f" fo:background-color="transparent" style:font-size-asian="12pt" style:font-size-complex="12pt"/>
    </style:style>
    <style:style style:name="P7" style:family="paragraph" style:parent-style-name="Text_20_body">
      <style:text-properties officeooo:rsid="003b49b4" officeooo:paragraph-rsid="003b49b4"/>
    </style:style>
    <style:style style:name="P8" style:family="paragraph" style:parent-style-name="Text_20_body">
      <style:text-properties officeooo:rsid="003bf9ea" officeooo:paragraph-rsid="003bf9ea"/>
    </style:style>
    <style:style style:name="P9" style:family="paragraph" style:parent-style-name="Heading_20_2">
      <style:text-properties officeooo:rsid="003b49b4"/>
    </style:style>
    <style:style style:name="P10" style:family="paragraph" style:parent-style-name="Heading_20_2">
      <style:text-properties officeooo:rsid="003cf967"/>
    </style:style>
    <style:style style:name="P11" style:family="paragraph" style:parent-style-name="Heading_20_2">
      <style:text-properties fo:color="#000000" style:font-name="Liberation Serif" fo:font-size="12pt" officeooo:rsid="0034ea31" fo:background-color="transparent" style:font-size-asian="12pt" style:font-size-complex="12pt"/>
    </style:style>
    <style:style style:name="P12" style:family="paragraph" style:parent-style-name="Text_20_body" style:list-style-name="L1">
      <style:text-properties fo:color="#000000" style:font-name="Liberation Serif" fo:font-size="12pt" officeooo:rsid="003bf9ea" officeooo:paragraph-rsid="003bf9ea" style:font-size-asian="12pt" style:font-size-complex="12pt"/>
    </style:style>
    <style:style style:name="P13" style:family="paragraph" style:parent-style-name="Text_20_body" style:list-style-name="L2">
      <style:text-properties fo:color="#000000" style:font-name="Liberation Serif" fo:font-size="12pt" officeooo:rsid="003f6a4e" officeooo:paragraph-rsid="003f6a4e" fo:background-color="transparent" style:font-size-asian="12pt" style:font-size-complex="12pt"/>
    </style:style>
    <style:style style:name="P14" style:family="paragraph" style:parent-style-name="Text_20_body">
      <style:text-properties fo:color="#000000" style:font-name="Liberation Serif" fo:font-size="12pt" officeooo:rsid="004526c2" officeooo:paragraph-rsid="004526c2" fo:background-color="transparen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249ac" style:font-style-asian="italic" style:font-style-complex="italic"/>
    </style:style>
    <style:style style:name="T4" style:family="text">
      <style:text-properties officeooo:rsid="0032ca5f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officeooo:rsid="00398c3f"/>
    </style:style>
    <style:style style:name="T7" style:family="text">
      <style:text-properties style:font-name="Liberation Serif"/>
    </style:style>
    <style:style style:name="T8" style:family="text">
      <style:text-properties officeooo:rsid="004249a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6">3</text:span> : <text:span text:style-name="T4">Spring Web Flux</text:span></text:h>
      <text:p text:style-name="Text_20_body"/>
      <text:h text:style-name="P9" text:outline-level="2">3.1. Approche Contrôleur</text:h>
      <text:p text:style-name="P7">L’objectif de cette partie est de comparer les performances et le scaling du modèle bloquant vis à vis du modèle non bloquant</text:p>
      <text:p text:style-name="P8">Récupérer le projet Web fourni (modèle bloquant)</text:p>
      <text:p text:style-name="P8">Créer <text:span text:style-name="T4">un Spring Starter Project et choisir le starter </text:span><text:span text:style-name="T1">web-reactive</text:span> </text:p>
      <text:p text:style-name="P2">Implémenter un contrôleur équivalent à celui du modèle bloquant.</text:p>
      <text:p text:style-name="P2"/>
      <text:p text:style-name="P2">Utiliser le script JMeter fourni, effectuer des tirs avec les paramètres suivants : NB_USERS=100, PAUSE=1000</text:p>
      <text:p text:style-name="P2">A la fin du résultat, notez :</text:p>
      <text:list xml:id="list1871525846" text:style-name="L1">
        <text:list-item>
          <text:p text:style-name="P12">Le temps d’exécution du test</text:p>
        </text:list-item>
        <text:list-item>
          <text:p text:style-name="P12">Le débit</text:p>
        </text:list-item>
      </text:list>
      <text:p text:style-name="P1"/>
      <text:p text:style-name="P2">Effectuez plusieurs tirs en augmentant le nombre d’utilisateurs</text:p>
      <text:p text:style-name="P1"/>
      <text:h text:style-name="P10" text:outline-level="2">3.2 Endpoint fonctionnels</text:h>
      <text:p text:style-name="P3">L’objectif est d’offrir une API Rest pour la gestion de la base Mongo du TP précédent</text:p>
      <text:p text:style-name="P3">Reprendre le TP précédent et y ajouter le starter WebReactif et supprimer l’ancienne classe principale</text:p>
      <text:p text:style-name="P3"/>
      <text:p text:style-name="P4">Créer une classe <text:span text:style-name="T3">Handler</text:span> <text:span text:style-name="T8">regroupant les méthodes permettant de définir les</text:span> <text:span text:style-name="T2">HandlerFunctions</text:span> suivantes :</text:p>
      <text:list xml:id="list4065090247" text:style-name="L2">
        <text:list-item>
          <text:p text:style-name="P13">« <text:span text:style-name="T2">GET /accounts</text:span> » : Récupérer tous les accounts</text:p>
        </text:list-item>
        <text:list-item>
          <text:p text:style-name="P13"><text:span text:style-name="T5">«</text:span><text:span text:style-name="T7"> </text:span><text:span text:style-name="T2">GET /accounts/{id}</text:span><text:span text:style-name="T7"> » : Récupérer un account par un id</text:span></text:p>
        </text:list-item>
        <text:list-item>
          <text:p text:style-name="P13"><text:span text:style-name="T5">«</text:span><text:span text:style-name="T2"> POST /accounts</text:span> » : Créer un account</text:p>
        </text:list-item>
      </text:list>
      <text:p text:style-name="P5"/>
      <text:p text:style-name="P14">Créer la classe de configuration WebFlux déclararnt les endpoints de notre application.</text:p>
      <text:p text:style-name="P6">Utiliser le script JMeter fourni pour tester votre implémentation.</text:p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5:17:23.663301811</meta:creation-date>
    <dc:date>2018-11-13T09:30:21.840634152</dc:date>
    <meta:editing-duration>PT7H28M17S</meta:editing-duration>
    <meta:editing-cycles>36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195" meta:character-count="1197" meta:non-whitespace-character-count="1026"/>
  </office:meta>
</office:document-meta>
</file>